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0.6395in"/>
    </style:style>
    <style:style style:name="TableColumn4" style:family="table-column">
      <style:table-column-properties style:column-width="0.6395in"/>
    </style:style>
    <style:style style:name="TableColumn5" style:family="table-column">
      <style:table-column-properties style:column-width="0.6402in"/>
    </style:style>
    <style:style style:name="TableColumn6" style:family="table-column">
      <style:table-column-properties style:column-width="0.6402in"/>
    </style:style>
    <style:style style:name="TableColumn7" style:family="table-column">
      <style:table-column-properties style:column-width="0.6402in"/>
    </style:style>
    <style:style style:name="TableColumn8" style:family="table-column">
      <style:table-column-properties style:column-width="0.6402in"/>
    </style:style>
    <style:style style:name="TableColumn9" style:family="table-column">
      <style:table-column-properties style:column-width="0.6402in"/>
    </style:style>
    <style:style style:name="Table2" style:family="table">
      <style:table-properties style:width="4.480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text-properties fo:font-weight="bold" style:font-weight-asian="bold" style:font-weight-complex="bold" fo:color="#FF0000" fo:font-size="18pt" style:font-size-asian="18pt" style:font-size-complex="18pt"/>
    </style:style>
    <style:style style:name="P4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1)<text:s/>Sorting<text:s/>Algorithm</text:p>
      <text:p text:style-name="Normal">[ 4,7,3]</text:p>
      <text:p text:style-name="Normal">Purpose: sort<text:s/>ascending</text:p>
      <text:p text:style-name="Normal">1) Create Array to hold sorted number: size of array= 4 elements</text:p>
      <text:p text:style-name="Normal">2) go through source array<text:s/>one at a time<text:s/>and place the element in the new array with index matches its value -1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>3</text:p>
          </table:table-cell>
          <table:table-cell table:style-name="TableCell17">
            <text:p text:style-name="P18">4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7</text:p>
          </table:table-cell>
        </table:table-row>
        <table:table-row table:style-name="TableRow25">
          <table:table-cell table:style-name="TableCell26">
            <text:p text:style-name="P27">0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2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4</text:p>
          </table:table-cell>
          <table:table-cell table:style-name="TableCell36">
            <text:p text:style-name="P37">5</text:p>
          </table:table-cell>
          <table:table-cell table:style-name="TableCell38">
            <text:p text:style-name="P39">6</text:p>
          </table:table-cell>
        </table:table-row>
      </table:table>
      <text:p text:style-name="Normal"/>
      <text:p text:style-name="Normal">Ans:<text:s/>[3,4,7]</text:p>
      <text:p text:style-name="P40">* Is it possible to sort descending with this method?<text:s/></text:p>
      <text:p text:style-name="P41">2)<text:s/>Bubble Sort</text:p>
      <text:p text:style-name="Normal">[4,7,3]</text:p>
      <text:p text:style-name="Normal">Purpose: sort descending</text:p>
      <text:p text:style-name="Normal">1) Action: compare each item in the list to the one next to it and swap if required.<text:s/></text:p>
      <text:p text:style-name="Normal">Outer loop: Do this once for each element.</text:p>
      <text:p text:style-name="Normal">Inner loop: Do this once for each element (compare element to the right, if<text:s/>&lt;, swap.</text:p>
      <text:p text:style-name="Normal">Ans: [7,4,3]</text:p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宋体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i Shee Tan</meta:initial-creator>
    <dc:creator>Pei Shee Tan</dc:creator>
    <meta:creation-date>2022-04-25T20:08:00Z</meta:creation-date>
    <dc:date>2022-04-25T20:26:00Z</dc:date>
    <meta:template xlink:href="Normal" xlink:type="simple"/>
    <meta:editing-cycles>1</meta:editing-cycles>
    <meta:editing-duration>PT1080S</meta:editing-duration>
    <meta:document-statistic meta:page-count="1" meta:paragraph-count="1" meta:word-count="90" meta:character-count="603" meta:row-count="4" meta:non-whitespace-character-count="514"/>
  </office:meta>
</office:document-meta>
</file>